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9cc42" officeooo:paragraph-rsid="0019cc42" style:font-size-asian="16pt" style:font-size-complex="16pt"/>
    </style:style>
    <style:style style:name="P2" style:family="paragraph" style:parent-style-name="Standard">
      <style:paragraph-properties fo:text-align="end" style:justify-single-word="false" style:writing-mode="rl-tb"/>
      <style:text-properties fo:font-size="16pt" officeooo:rsid="0019cc42" officeooo:paragraph-rsid="001be8ee" style:font-size-asian="16pt" style:font-size-complex="16pt"/>
    </style:style>
    <style:style style:name="P3" style:family="paragraph" style:parent-style-name="Standard">
      <style:paragraph-properties fo:text-align="end" style:justify-single-word="false" style:writing-mode="rl-tb"/>
      <style:text-properties fo:font-size="16pt" officeooo:rsid="001ad422" officeooo:paragraph-rsid="001ad422" style:font-size-asian="16pt" style:font-size-complex="16pt"/>
    </style:style>
    <style:style style:name="P4" style:family="paragraph" style:parent-style-name="Standard">
      <style:paragraph-properties fo:text-align="start" style:justify-single-word="false" style:writing-mode="rl-tb"/>
      <style:text-properties fo:font-size="16pt" officeooo:rsid="001be8ee" officeooo:paragraph-rsid="001be8ee" style:font-size-asian="16pt" style:font-size-complex="16pt"/>
    </style:style>
    <style:style style:name="P5" style:family="paragraph" style:parent-style-name="Standard">
      <style:paragraph-properties fo:text-align="end" style:justify-single-word="false" style:writing-mode="rl-tb"/>
      <style:text-properties fo:font-size="16pt" officeooo:rsid="001d4e0b" officeooo:paragraph-rsid="001d4e0b" style:font-size-asian="16pt" style:font-size-complex="16pt"/>
    </style:style>
    <style:style style:name="P6" style:family="paragraph" style:parent-style-name="Standard">
      <style:paragraph-properties fo:text-align="start" style:justify-single-word="false" style:writing-mode="rl-tb"/>
      <style:text-properties fo:font-size="16pt" officeooo:rsid="001e8656" officeooo:paragraph-rsid="001e8656" style:font-size-asian="16pt" style:font-size-complex="16pt"/>
    </style:style>
    <style:style style:name="P7" style:family="paragraph" style:parent-style-name="Standard">
      <style:paragraph-properties fo:text-align="end" style:justify-single-word="false" style:writing-mode="rl-tb"/>
      <style:text-properties fo:font-size="16pt" officeooo:rsid="001e8656" officeooo:paragraph-rsid="001e8656" style:font-size-asian="16pt" style:font-size-complex="16pt"/>
    </style:style>
    <style:style style:name="P8" style:family="paragraph" style:parent-style-name="Standard">
      <style:paragraph-properties fo:text-align="end" style:justify-single-word="false" style:writing-mode="rl-tb"/>
      <style:text-properties fo:font-size="16pt" officeooo:rsid="00206a44" officeooo:paragraph-rsid="00206a44" style:font-size-asian="16pt" style:font-size-complex="16pt"/>
    </style:style>
    <style:style style:name="P9" style:family="paragraph" style:parent-style-name="Standard">
      <style:paragraph-properties fo:text-align="end" style:justify-single-word="false" style:writing-mode="rl-tb"/>
      <style:text-properties fo:font-size="16pt" officeooo:rsid="00208bdb" officeooo:paragraph-rsid="00208bdb" style:font-size-asian="16pt" style:font-size-complex="16pt"/>
    </style:style>
    <style:style style:name="P10" style:family="paragraph" style:parent-style-name="Standard">
      <style:paragraph-properties fo:text-align="start" style:justify-single-word="false" style:writing-mode="rl-tb"/>
      <style:text-properties fo:font-size="16pt" officeooo:rsid="00208bdb" officeooo:paragraph-rsid="00208bdb" style:font-size-asian="16pt" style:font-size-complex="16pt"/>
    </style:style>
    <style:style style:name="P11" style:family="paragraph" style:parent-style-name="Standard">
      <style:paragraph-properties fo:text-align="end" style:justify-single-word="false" style:writing-mode="rl-tb"/>
      <style:text-properties fo:font-size="16pt" officeooo:rsid="0021a8cc" officeooo:paragraph-rsid="0021a8cc" style:font-size-asian="16pt" style:font-size-complex="16pt"/>
    </style:style>
    <style:style style:name="P12" style:family="paragraph" style:parent-style-name="Standard">
      <style:paragraph-properties fo:text-align="end" style:justify-single-word="false" style:writing-mode="rl-tb"/>
      <style:text-properties fo:font-size="16pt" officeooo:rsid="00226b17" officeooo:paragraph-rsid="00226b17" style:font-size-asian="16pt" style:font-size-complex="16pt"/>
    </style:style>
    <style:style style:name="T1" style:family="text">
      <style:text-properties officeooo:rsid="001ad422"/>
    </style:style>
    <style:style style:name="T2" style:family="text">
      <style:text-properties officeooo:rsid="001be8ee"/>
    </style:style>
    <style:style style:name="T3" style:family="text">
      <style:text-properties officeooo:rsid="0021a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بتدا باید کتابخانه ی react-redux <text:s/>را نصب کنیم .</text:p>
      <text:p text:style-name="P1"/>
      <text:p text:style-name="P4"/>
      <text:p text:style-name="P4">npm install react-redux@4.4.1 –save-dev</text:p>
      <text:p text:style-name="P4"/>
      <text:p text:style-name="P5">ورژن فوق توسط اندرو مشخص می شود ورژنی که استیون نصب کرده از این هم پایین تر است.</text:p>
      <text:p text:style-name="P4"/>
      <text:p text:style-name="P1"/>
      <text:p text:style-name="P2">سپس باید provider را ایمپورت کنی<text:span text:style-name="T1">م . <text:s/>وقتی فرزندان یک کامپوننت را درون <text:s/></text:span>provider <text:span text:style-name="T2">صدا بزنیم می توانیم store را هم برایشان بفرستیم نتیجه ی این کار این می شود که فرزندان این کامپوننت می توانند از طریق این store کارهایی که باید را انجام دهند اینکارها همانا در دست داشتن داده ها <text:s/>و نیز صدا زدن action ها ست</text:span></text:p>
      <text:p text:style-name="P1"/>
      <text:p text:style-name="P6">var {Provider} = require('react-redux'); </text:p>
      <text:p text:style-name="P3"/>
      <text:p text:style-name="P7">انگاه می توانیم به شکل زیر فرزندان کامپوننت را صدا بزنیم:<text:line-break/><text:line-break/> <text:s text:c="3"/>&lt;Provider store = {store}&gt;</text:p>
      <text:p text:style-name="P7"><text:s text:c="6"/>&lt;TodoApp /&gt;</text:p>
      <text:p text:style-name="P7"><text:s text:c="4"/>&lt;/Provider&gt;</text:p>
      <text:p text:style-name="P7"/>
      <text:p text:style-name="P7">البته پیداست که store و یا TodoApp در کد فوق تعریف و ایمپورت شده اند.</text:p>
      <text:p text:style-name="P8">مثلا store احتمالا همچین چیزی است:<text:line-break/><text:line-break/>var store = require('configureStore').configure();</text:p>
      <text:p text:style-name="P8"/>
      <text:p text:style-name="P8"/>
      <text:p text:style-name="P9">هرکامپوننت باید مشخص کند که کدام داده ها را میخواهد در اختیار داشته باشد. برای اینکار باید از متد connect استفاده کنیم این متد یکی از متدهای کتابخانه ی react-redux است و به این ترتیب ایمپورت می شود:</text:p>
      <text:p text:style-name="P9"/>
      <text:p text:style-name="P10">var {connect} = require('react-redux');</text:p>
      <text:p text:style-name="P10"/>
      <text:p text:style-name="P11">البته فقط برای دسترسی به داده نیست که ما این متد را نیاز داریم بلکه حتی اگر کامپوننت فقط می خواهد روی store یک dispatch انجام دهد باز هم باید connect بشود. <text:s/>Connect کردن یک کامپوننت به store <text:s/>بسیار ساده است و مثال هایی از اینکار هم توسط اندرو و هم توسط استیون در دسترس اند.</text:p>
      <text:p text:style-name="P12"><text:soft-page-break/>وقتی قرار باشد که کامپوننت فقط dispatch انجام دهد <text:s/><text:span text:style-name="T3">connect </text:span>بسیار ساده می شود و در واقع در پرانتز اول دیگر هیچ چیزی قرار نمی گیرد.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26T10:48:34.697317932</dc:date>
    <meta:editing-duration>PT5H15M45S</meta:editing-duration>
    <meta:editing-cycles>27</meta:editing-cycles>
    <meta:generator>LibreOffice/5.1.6.2$Linux_X86_64 LibreOffice_project/10m0$Build-2</meta:generator>
    <meta:document-statistic meta:table-count="0" meta:image-count="0" meta:object-count="0" meta:page-count="2" meta:paragraph-count="14" meta:word-count="262" meta:character-count="1424" meta:non-whitespace-character-count="1151"/>
  </office:meta>
</office:document-meta>
</file>